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Ubuntu Mono1" svg:font-family="'Ubuntu Mono'" style:font-family-generic="system" style:font-pitch="variable"/>
  </office:font-face-decls>
  <office:automatic-styles>
    <style:style style:name="P1" style:family="paragraph" style:parent-style-name="Standard" style:list-style-name="WWNum1">
      <style:paragraph-properties fo:margin-left="0.5in" fo:margin-right="0in" fo:text-indent="-0.25in" style:auto-text-indent="false"/>
    </style:style>
    <style:style style:name="P2" style:family="paragraph" style:parent-style-name="Standard">
      <style:paragraph-properties fo:margin-left="0in" fo:margin-right="0in" fo:text-indent="0in" style:auto-text-indent="false"/>
    </style:style>
    <style:style style:name="P3" style:family="paragraph" style:parent-style-name="Title" style:master-page-name="Standard">
      <style:paragraph-properties style:page-number="1"/>
    </style:style>
    <style:style style:name="T1" style:family="text">
      <style:text-properties fo:color="#1155cc" style:text-underline-style="solid" style:text-underline-width="auto" style:text-underline-color="font-color"/>
    </style:style>
    <style:style style:name="T2" style:family="text">
      <style:text-properties style:font-name="Ubuntu Mono" style:font-name-asian="Ubuntu Mono1" style:font-name-complex="Ubuntu Mono1"/>
    </style:style>
    <style:style style:name="T3" style:family="text">
      <style:text-properties style:text-underline-style="none"/>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text text:use-soft-page-breaks="true">
      <text:tracked-changes text:track-changes="false">
        <text:changed-region xml:id="ct30730976" text:id="ct30730976">
          <text:insertion>
            <office:change-info>
              <dc:creator>La Monte H. P. Yarroll</dc:creator>
              <dc:date>2025-11-14T16:44:1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k4cwtf3nu946"/>Synoptic Key of Life Pipelines</text:p>
      <text:p text:style-name="Standard">by La Monte Henry Piggy Yarroll &lt;<text:a xlink:type="simple" xlink:href="mailto:piggy.yarroll@gmail.com" text:style-name="ListLabel_20_10" text:visited-style-name="ListLabel_20_10"><text:span text:style-name="T1">piggy.yarroll@gmail.com</text:span></text:a>&gt;</text:p>
      <text:p text:style-name="Standard"/>
      <text:p text:style-name="Standard">Synopic Key of Life (<text:a xlink:type="simple" xlink:href="https://synopickeyof.life" text:style-name="ListLabel_20_10" text:visited-style-name="ListLabel_20_10"><text:span text:style-name="T1">SKOL</text:span></text:a>) is a project to understand the open taxonomic literature with machine learning. A Synoptic Key is a tool that a biologist can use to search for formal descriptions that match the organism they have in front of them.</text:p>
      <text:p text:style-name="Standard"/>
      <text:p text:style-name="Standard">The goal of the project is to support amateurs in producing good formal descriptions, leading them closer to identification of their collections.</text:p>
      <text:p text:style-name="Heading_20_1"><text:bookmark text:name="_lgtpp55pcdu2"/>SKOL Background and State of the Art</text:p>
      <text:p text:style-name="Standard">The principal researcher on this project is most familiar with the Mycological (Fungi) literature in English, so that is the initial target.</text:p>
      <text:p text:style-name="Heading_20_2"><text:bookmark text:name="_u8vdg4esgaoc"/>Web scrapers</text:p>
      <text:p text:style-name="Standard"><office:annotation office:name="__Annotation__29_1174735620"><dc:creator>La Monte H. P. Yarroll</dc:creator><dc:date>2025-11-03T02:16:22</dc:date><text:p><text:span text:style-name="T4">As of 2025-11-01, I have written a scraper that covers two journals and puts metadata and pdfs into a CouchDB (Similar to MongoDB). I will next write a text extractor that will do OCR if necessary.</text:span></text:p></office:annotation>The existing web scrapers are shell scripts based on <text:span text:style-name="T2">wget</text:span> that extract issues and articles from archives for the literature. The current output of the web scraping stage is directory hierarchies of text files, largely extracted directly from PDFs. <office:annotation-end office:name="__Annotation__29_1174735620"/>Some are hand-built hierarchies that have had images extracted from the PDFs with <text:span text:style-name="T2">tesseract</text:span> OCR applied to them.</text:p>
      <text:p text:style-name="Heading_20_2"><text:bookmark text:name="_m6ja4omf0oq0"/>Taxon name and description extraction</text:p>
      <text:p text:style-name="Standard"><office:annotation office:name="__Annotation__40_1174735620"><dc:creator>La Monte H. P. Yarroll</dc:creator><dc:date>2025-11-21T16:33:43</dc:date><text:p><text:span text:style-name="T4">As of 2025-11-21 I have written code to write Taxon objects to CouchDB.</text:span></text:p></office:annotation>There is an existing PySpark pipeline which takes the raw text and extracts taxon names (mostly species) and their matching descriptions with a machine learning classifier. The classifier produces annotated files for ingestion by the next stage.<office:annotation-end office:name="__Annotation__40_1174735620"/><text:change-start text:change-id="ct30730976"/></text:p>
      <text:p text:style-name="Standard"/>
      <text:p text:style-name="Standard">We store versions of the classifier model in Redis.<text:change-end text:change-id="ct30730976"/></text:p>
      <text:p text:style-name="Heading_20_2"><text:bookmark text:name="_do2uf7semuki"/>Dr. Drafts and the SBERT embeddings</text:p>
      <text:p text:style-name="Standard"><office:annotation office:name="__Annotation__49_1174735620"><dc:creator>La Monte H. P. Yarroll</dc:creator><dc:date>2025-11-28T18:20:32</dc:date><text:p><text:span text:style-name="T4">As of 2025-11-26 I have working code to build and store SBERT embeddings in Redis.</text:span></text:p></office:annotation>The heart of the SKOL is a set of sentence embeddings of the species descriptions used to find descriptions that are similar to the description being produced by the user of the synoptic key. Dr. Drafts ingests a directory full of files to build the SBERT embeddings.<office:annotation-end office:name="__Annotation__49_1174735620"/></text:p>
      <text:p text:style-name="Heading_20_2"><text:bookmark text:name="_7u516et0y7nx"/>JSON embeddings for User Interface</text:p>
      <text:p text:style-name="Standard"><office:annotation office:name="__Annotation__57_1174735620"><dc:creator>La Monte H. P. Yarroll</dc:creator><dc:date>2025-12-12T06:02:15</dc:date><text:p><text:span text:style-name="T4">As of 2025-12-11 I have a token implementation that limits itself to 10 Taxon structures. The generated Taxon structures are still terrible, so I'm not putting a lot of cycles into encoding them as JSON.</text:span></text:p></office:annotation>There is an existing pipeline based on the Mistral Small Language Model (SLM) which converts prose descriptions into JSON structures which are features, subfeatures, and their values. The current tool just produces JSON files.<office:annotation-end office:name="__Annotation__57_1174735620"/></text:p>
      <text:p text:style-name="Standard"/>
      <text:p text:style-name="Standard">The purpose of the JSON embeddings is to produce feature suggestions for use while building descriptions. The idea is that small human-interpretable decision trees can be produced from the top few matching descriptions to guide the user in their selection of features to investigate.</text:p>
      <text:p text:style-name="Heading_20_1"><text:bookmark text:name="_lls8ye8pcogj"/>Proposed extensions</text:p>
      <text:p text:style-name="Standard">There are four areas which could benefit from Big Data methods: Ingestion and OCR, Description Extraction, Ingestion into Dr. Drafts, and storage of the UI JSON embeddings. There is an overall need for tracking the metadata for each journal issue, article, and description.</text:p>
      <text:p text:style-name="Standard"/>
      <text:p text:style-name="Standard">Depending on the availability of collaborators, two or more of these areas could be solved for this class.</text:p>
      <text:p text:style-name="Heading_20_2"><text:bookmark text:name="_8xok928jwgo"/>Metadata tracking</text:p>
      <text:p text:style-name="Standard"><text:soft-page-break/><office:annotation office:name="__Annotation__72_1174735620"><dc:creator>La Monte H. P. Yarroll</dc:creator><dc:date>2025-11-12T01:16:14</dc:date><text:p><text:span text:style-name="T4">I'm using CouchDB for this.</text:span></text:p></office:annotation>It is necessary to track provenance for data carefully. Items in the metadata include the name of the journal, Bibtex entries, human and download URLs, any internal keys, and the date of the scrape. A conventional RDBMS is probably sufficient for this data, as the scale of these entries is probably not in the big data range.<office:annotation-end office:name="__Annotation__72_1174735620"/></text:p>
      <text:p text:style-name="Heading_20_2"><text:bookmark text:name="_xxb1icdjs27i"/>Ingestion and OCR</text:p>
      <text:p text:style-name="Standard"><office:annotation office:name="__Annotation__80_1174735620"><dc:creator>La Monte H. P. Yarroll</dc:creator><dc:date>2025-12-12T06:04:32</dc:date><text:p><text:span text:style-name="T4">As of about 2025-12-01 Ingestion and OCR are complete. These are also attachments on the CouchDB records.</text:span></text:p></office:annotation>Most journals make their material available via PDF. Older material is often distributed as PDFs of page images, and OCR is needed. Because of the cost of OCR, it makes sense to store the text version of the documents.<office:annotation-end office:name="__Annotation__80_1174735620"/></text:p>
      <text:p text:style-name="Standard"/>
      <text:p text:style-name="Standard"><office:annotation office:name="__Annotation__84_1174735620"><dc:creator>La Monte H. P. Yarroll</dc:creator><dc:date>2025-11-12T01:17:09</dc:date><text:p><text:span text:style-name="T4">I'm planning to add the text as attachments to the existing CouchDB records.</text:span></text:p></office:annotation>A document store like Hadoop or Minio makes sense for both the retrieved files, and the extracted text.<office:annotation-end office:name="__Annotation__84_1174735620"/></text:p>
      <text:p text:style-name="Heading_20_2"><text:bookmark text:name="_dgcela1saiwn"/>Description extraction</text:p>
      <text:p text:style-name="Standard"><office:annotation office:name="__Annotation__92_1174735620"><dc:creator>La Monte H. P. Yarroll</dc:creator><dc:date>2025-12-12T06:05:19</dc:date><text:p><text:span text:style-name="T4">2025-12-11 Done. This is a separate database in CouchDB.</text:span></text:p></office:annotation>The species name and description extraction code needs to be updated to pull from the text repository. The descriptions are on the order of 1K to 2K, so are very small documents. There is additional metadata generated in this stage which includes page numbers (physical and logical), and keys linking back to the Ingestion metadata.<office:annotation-end office:name="__Annotation__92_1174735620"/></text:p>
      <text:p text:style-name="Standard"/>
      <text:p text:style-name="Standard">Again, a document store is probably the right medium for the taxon name and description data. A format like parquet is probably a good choice for the resting form.</text:p>
      <text:p text:style-name="Heading_20_2"><text:bookmark text:name="_wuc0y4i0iabp"/>Dr. Drafts ingestion</text:p>
      <text:p text:style-name="Standard"><office:annotation office:name="__Annotation__101_1174735620"><dc:creator>La Monte H. P. Yarroll</dc:creator><dc:date>2025-12-12T06:06:38</dc:date><text:p><text:span text:style-name="T4">2025-12-11 Importing from CouchDB is implemented.</text:span></text:p></office:annotation>The Dr. Drafts system currently imports its data from files on the filesystem. Each data source in Dr. Drafts has its own ingestion code, so it should be practical to add an adapter to pull directly from the Description extraction resting state.<office:annotation-end office:name="__Annotation__101_1174735620"/></text:p>
      <text:p text:style-name="Standard"/>
      <text:p text:style-name="Standard">Currently, Dr. Drafts is single threaded, but it should be possible to add a PySpark core that computes embeddings.</text:p>
      <text:p text:style-name="Standard"/>
      <text:p text:style-name="Standard"><office:annotation office:name="__Annotation__106_1174735620"><dc:creator>La Monte H. P. Yarroll</dc:creator><dc:date>2025-12-12T06:06:08</dc:date><text:p><text:span text:style-name="T4">Embeddings can now be stored as a Redis record with a timeout of 1 day.</text:span></text:p></office:annotation>The embeddings are stored as a large Python pickle on the filesystem. It may make sense to store embeddings in a distributed structure.<office:annotation-end office:name="__Annotation__106_1174735620"/></text:p>
      <text:p text:style-name="Heading_20_2"><text:bookmark text:name="_845knq7xfl6h"/>JSON UI records</text:p>
      <text:p text:style-name="Standard">The JSON embeddings generated by Mistral are currently calculated and stored in files on the filesystem. This appears to be an ideal application for CouchDB to store the generated JSON and linking metadata.</text:p>
      <text:p text:style-name="Heading_20_2"><text:bookmark text:name="_2ny0mvtccyf"/>Cladogram data</text:p>
      <text:p text:style-name="Standard"><office:annotation office:name="__Annotation__119_1174735620"><dc:creator>La Monte H. P. Yarroll</dc:creator><dc:date>2025-12-12T06:09:44</dc:date><text:p><text:span text:style-name="T4">2025-12-10 I have a neo4j database of clustering built with scipy.cluster.hierarchy. This was implemented primarily with Claude Code.</text:span></text:p></office:annotation>More investigation is needed for building cladograms, but it appears that a graph database would be a good intermediate form for the descriptions used for making cladograms.<office:annotation-end office:name="__Annotation__119_1174735620"/></text:p>
      <text:p text:style-name="Heading_20_1"><text:bookmark text:name="_5qn63f1vvz6m"/>Research Questions</text:p>
      <text:p text:style-name="Standard">The core research question addressed by SKOL is “Which literature has descriptions similar to my collection?”</text:p>
      <text:p text:style-name="Standard"/>
      <text:p text:style-name="Standard">Two new questions which could be addressed are</text:p>
      <text:list xml:id="list3160099580" text:style-name="WWNum1">
        <text:list-item>
          <text:p text:style-name="P1">Are there cryptic synonyms in the literature?</text:p>
        </text:list-item>
        <text:list-item>
          <text:p text:style-name="P1">Can we build a morphological cladogram for all of Mycology?</text:p>
        </text:list-item>
      </text:list>
      <text:p text:style-name="P2"/>
      <text:p text:style-name="P2"><text:soft-page-break/>Cryptic synonyms are pairs of descriptions in the literature which overlap significantly. Running clustering on the SBERT embeddings could be used to find such pairs.</text:p>
      <text:p text:style-name="P2"/>
      <text:p text:style-name="P2">A cladogram is a diagram that shows distances between taxa in a hierarchy. This can also be built by examining clusters in the SBERT embeddings. Graph databases are often used when building cladograms.</text:p>
      <text:p text:style-name="Heading_20_1"><text:bookmark text:name="_88z4rdd1bs10"/>Division of Labor</text:p>
      <text:p text:style-name="Standard">The amount of work that is in scope for this project depends on success with recruiting fellow students to the project. There are clearly components that can be pulled out as separate work item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Ubuntu Mono1" svg:font-family="'Ubuntu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44" meta:word-count="912" meta:character-count="5577" meta:non-whitespace-character-count="4711"/>
    <meta:generator>LibreOfficeDev/6.0.5.2$Linux_X86_64 LibreOffice_project/</meta:generator>
  </office:meta>
</office:document-meta>
</file>